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1486de" officeooo:paragraph-rsid="001486de" style:text-blinking="false" fo:background-color="transparent" style:font-size-asian="18pt" style:font-size-complex="18p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67ed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29028763" text:style-name="L1">
        <text:list-header>
          <text:p text:style-name="P3">Re<text:span text:style-name="T2">quisitos Funcionais</text:span></text:p>
        </text:list-header>
      </text:list>
      <text:p text:style-name="P2"/>
      <text:p text:style-name="P4"><text:bookmark text:name="docs-internal-guid-57a0b2d6-7fff-ec87-b18e-79c7e558284b"/>[RF 01] Manter usuários.</text:p>
      <text:p text:style-name="P1">[RF 02] Manter regulamento de horas complementares.</text:p>
      <text:p text:style-name="P1">[RF 03] Manter quadro de horas complementares.</text:p>
      <text:p text:style-name="P1">[RF 04] Manter horas complementares dos alunos.</text:p>
      <text:p text:style-name="P1">[RF 05] Gerar relatórios.</text:p>
      <text:p text:style-name="P1">[RF 06] Gerar boletins.</text:p>
      <text:p text:style-name="P5"><text:span text:style-name="T1">[RF 07] Acessar 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9:51.855315592</meta:creation-date>
    <dc:date>2020-03-03T15:12:29.164408518</dc:date>
    <meta:editing-duration>PT8M3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9" meta:character-count="261" meta:non-whitespace-character-count="230"/>
  </office:meta>
</office:document-meta>
</file>